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4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6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Cassiope Site</text:p>
          </table:table-cell>
          <table:table-cell table:style-name="ce1" office:value-type="date" office:date-value="2022-08-05" calcext:value-type="date">
            <text:p>2022-08-05</text:p>
          </table:table-cell>
          <table:table-cell office:value-type="string" calcext:value-type="string">
            <text:p>Observed by: Beth, Joanna, Vinc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Plot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spp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spp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gla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mic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ppyr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Leptarrhena pyrolifo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spp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alp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bar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spp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spp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ppyr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alp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ilat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gla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spp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emp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Phyllodoce empetriform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bar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mic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spp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gla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emp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mic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spp</text:p>
          </table:table-cell>
          <table:table-cell office:value-type="string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spp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bar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ilat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gla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emp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12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spp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mic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spp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emp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spp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bar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dru</text:p>
          </table:table-cell>
          <table:table-cell office:value-type="string" calcext:value-type="string">
            <text:p>1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bar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 mic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gla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var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spp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dru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spp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nig</text:p>
          </table:table-cell>
          <table:table-cell office:value-type="string" calcext:value-type="string">
            <text:p>14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spp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bar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emp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gla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mic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spp</text:p>
          </table:table-cell>
          <table:table-cell office:value-type="string" calcext:value-type="string">
            <text:p>15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lu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spp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bar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gla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hum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mic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vul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gla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mer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emp</text:p>
          </table:table-cell>
          <table:table-cell office:value-type="string" calcext:value-type="string">
            <text:p>16W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ssandra Elphinstone</meta:initial-creator>
    <meta:creation-date>2022-11-29T14:40:50.068000000</meta:creation-date>
    <meta:generator>LibreOffice/7.3.5.2$Windows_X86_64 LibreOffice_project/184fe81b8c8c30d8b5082578aee2fed2ea847c01</meta:generator>
    <dc:date>2022-11-29T15:25:47.487000000</dc:date>
    <dc:creator>Cassandra Elphinstone</dc:creator>
    <meta:editing-duration>PT20M54S</meta:editing-duration>
    <meta:editing-cycles>8</meta:editing-cycles>
    <meta:document-statistic meta:table-count="1" meta:cell-count="196" meta:object-count="0"/>
  </office:meta>
</office:document-meta>
</file>